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" style:list-style-name="L65">
      <style:text-properties officeooo:rsid="000dc10a" officeooo:paragraph-rsid="000dc10a"/>
    </style:style>
    <style:style style:name="P2" style:family="paragraph" style:parent-style-name="text" style:list-style-name="L66">
      <style:text-properties officeooo:rsid="000dc10a" officeooo:paragraph-rsid="000dc10a"/>
    </style:style>
    <style:style style:name="P3" style:family="paragraph" style:parent-style-name="text" style:list-style-name="L67">
      <style:text-properties officeooo:rsid="000dc10a" officeooo:paragraph-rsid="000dc10a"/>
    </style:style>
    <style:style style:name="P4" style:family="paragraph" style:parent-style-name="Nadpis2">
      <style:text-properties officeooo:rsid="000dc10a" officeooo:paragraph-rsid="000dc10a"/>
    </style:style>
    <style:style style:name="T1" style:family="text">
      <style:text-properties fo:font-variant="small-caps" style:font-name="Times New Roman" fo:font-size="36pt" fo:font-weight="bold" style:font-name-asian="Microsoft YaHei" style:font-size-asian="14pt" style:font-name-complex="Lucida Sans" style:font-size-complex="14pt"/>
    </style:style>
    <style:style style:name="T2" style:family="text">
      <style:text-properties officeooo:rsid="000f76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lavička"><text:span text:style-name="T1">…</text:span></text:p>
      <text:p text:style-name="P4">Itálie</text:p>
      <text:list xml:id="list2517397012" text:style-name="L65">
        <text:list-item>
          <text:p text:style-name="P1">tajné organizace, schůzky v horách u pálení uhlí → karbonáři</text:p>
        </text:list-item>
        <text:list-item>
          <text:p text:style-name="P1">Silvio Pellico</text:p>
          <text:list>
            <text:list-item>
              <text:p text:style-name="P1">uvězněn na Špilberku</text:p>
            </text:list-item>
          </text:list>
        </text:list-item>
        <text:list-item>
          <text:p text:style-name="P1">Ferdinand I. Bourbonský musel uznat ústavu</text:p>
        </text:list-item>
      </text:list>
      <text:p text:style-name="Nadpis2">Španělsko</text:p>
      <text:list xml:id="list3269313697" text:style-name="L66">
        <text:list-item>
          <text:p text:style-name="P2">leden 1820 – revoluce</text:p>
        </text:list-item>
        <text:list-item>
          <text:p text:style-name="P2">vliv na latinnsko americké kolonie</text:p>
        </text:list-item>
      </text:list>
      <text:p text:style-name="P4">Rusko</text:p>
      <text:list xml:id="list684083996" text:style-name="L67">
        <text:list-item>
          <text:p text:style-name="P3">povstání děkabristů 1825</text:p>
        </text:list-item>
        <text:list-item>
          <text:p text:style-name="P3">samoděržaví</text:p>
        </text:list-item>
        <text:list-item>
          <text:p text:style-name="P3">šlechta studuje ve Francii → snaha Rusko přiblížit Francii</text:p>
        </text:list-item>
        <text:list-item>
          <text:p text:style-name="P3">1821 – Jižní spolek – republika</text:p>
        </text:list-item>
        <text:list-item>
          <text:p text:style-name="P3">1820 – Severní spolek – konstituční monarchie</text:p>
        </text:list-item>
        <text:list-item>
          <text:p text:style-name="P3">1825 – zemřel Alexandr I. → Bezvládí</text:p>
        </text:list-item>
        <text:list-item>
          <text:p text:style-name="P3">26.12.1825</text:p>
          <text:list>
            <text:list-item>
              <text:p text:style-name="P3">setkán<text:span text:style-name="T2">í na náměstí Petrohradu – předložení carovi návrhů</text:span></text:p>
            </text:list-item>
          </text:list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/>
      <style:text-properties fo:text-transform="capitaliz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09-24T13:35:37.491245312</dc:date>
    <meta:editing-duration>PT41M3S</meta:editing-duration>
    <meta:editing-cycles>10</meta:editing-cycles>
    <meta:generator>LibreOffice/6.0.6.2$Linux_X86_64 LibreOffice_project/00m0$Build-2</meta:generator>
    <meta:document-statistic meta:table-count="0" meta:image-count="0" meta:object-count="0" meta:page-count="1" meta:paragraph-count="19" meta:word-count="84" meta:character-count="498" meta:non-whitespace-character-count="440"/>
  </office:meta>
</office:document-meta>
</file>